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174a" officeooo:paragraph-rsid="0018174a"/>
    </style:style>
    <style:style style:name="P2" style:family="paragraph" style:parent-style-name="Standard">
      <style:text-properties fo:font-size="8pt" officeooo:rsid="0018174a" officeooo:paragraph-rsid="0018174a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raw2d Shape Designer – Tools implementation</text:p>
      <text:p text:style-name="P1"/>
      <text:p text:style-name="P1">There is directory assets and there are js files for this application.</text:p>
      <text:p text:style-name="P1">Shape editing tool button is implemented in file assets/javascript/app.js</text:p>
      <text:p text:style-name="P1"/>
      <text:p text:style-name="P1">ln 849:</text:p>
      <text:p text:style-name="P2"><text:s text:c="8"/>this.shapeButton = $(</text:p>
      <text:p text:style-name="P2"><text:s text:c="29"/>'&lt;label id="tool_shape" class="dropdown btn btn-sm btn-primary"&gt;'+</text:p>
      <text:p text:style-name="P2"><text:s text:c="29"/>' <text:s text:c="3"/>&lt;input id="tool_shape_button" <text:s/>data-policy="shape_designer.policy.RectangleToolPolicy" class="btn-default btn" <text:s/>type="radio"&gt;'+</text:p>
      <text:p text:style-name="P2"><text:s text:c="29"/>' <text:s text:c="3"/>&lt;img <text:s text:c="2"/>id="tool_shape_image" data-toggle="tooltip" title="Rectangle &lt;span class=\'highlight\'&gt; [ R ]&lt;/span&gt;" <text:s/>src="./assets/images/tools/POLYGON_DIAGONALS_032.png"&gt;'+</text:p>
      <text:p text:style-name="P2"><text:s text:c="29"/>' <text:s text:c="3"/>&lt;span data-toggle="dropdown" role="button" href="#" id="tool_shape_caret"&gt;&lt;span class="caret"&gt;&amp;nbsp;&lt;/span&gt;&lt;/span&gt;'+</text:p>
      <text:p text:style-name="P2"><text:s text:c="29"/>' <text:s text:c="3"/>&lt;ul class="dropdown-menu" role="menu" &gt;'+</text:p>
      <text:p text:style-name="P2"><text:s text:c="29"/>' <text:s text:c="6"/>&lt;li class="tool_shape_entry" data-policy="shape_designer.policy.RectangleToolPolicy" data-toggle="tooltip" title="Rectangle &lt;span class=\'highlight\'&gt; [ R ]&lt;/span&gt;"&gt;&lt;a href="#"&gt;&lt;img <text:s/>src="./assets/images/tools/POLYGON_DIAGONALS_032.png"&gt;Rectangle&lt;/a&gt;&lt;/li&gt;'+</text:p>
      <text:p text:style-name="P2"><text:s text:c="29"/>' <text:s text:c="6"/>&lt;li class="tool_shape_entry" data-policy="shape_designer.policy.CircleToolPolicy" <text:s text:c="3"/>data-toggle="tooltip" title="Circle &lt;span class=\'highlight\'&gt; [ C ]&lt;/span&gt;"&gt; <text:s text:c="2"/>&lt;a href="#"&gt;&lt;img <text:s/>src="./assets/images/tools/CIRCLE_1_032.png"&gt;Circle&lt;/a&gt;&lt;/li&gt;'+</text:p>
      <text:p text:style-name="P2"><text:s text:c="29"/>' <text:s text:c="6"/>&lt;li class="tool_shape_entry" data-policy="shape_designer.policy.LineToolPolicy" <text:s text:c="5"/>data-toggle="tooltip" title="Line &lt;span class=\'highlight\'&gt; [ L ]&lt;/span&gt;"&gt; <text:s text:c="4"/>&lt;a href="#"&gt;&lt;img <text:s/>src="./assets/images/tools/LINE_032.png"&gt;Line&lt;/a&gt;&lt;/li&gt;'+</text:p>
      <text:p text:style-name="P2"><text:s text:c="29"/>' <text:s text:c="6"/>&lt;li class="tool_shape_entry" data-policy="shape_designer.policy.TextToolPolicy" <text:s text:c="5"/>data-toggle="tooltip" title="Text &lt;span class=\'highlight\'&gt; [ T ]&lt;/span&gt;"&gt; <text:s text:c="4"/>&lt;a href="#"&gt;&lt;img <text:s/>src="./assets/images/tools/TEXT_032.png"&gt;Text&lt;/a&gt;&lt;/li&gt;'+</text:p>
      <text:p text:style-name="P2"><text:s text:c="29"/>' <text:s text:c="6"/>&lt;li class="tool_shape_entry" data-policy="shape_designer.policy.PortToolPolicy" <text:s text:c="5"/>data-toggle="tooltip" title="Port &lt;span class=\'highlight\'&gt; [ P ]&lt;/span&gt;"&gt; <text:s text:c="4"/>&lt;a href="#"&gt;&lt;img <text:s/>src="./assets/images/tools/PORT_032.png"&gt;Port&lt;/a&gt;&lt;/li&gt;'+</text:p>
      <text:p text:style-name="P2"><text:s text:c="29"/>' <text:s text:c="3"/>&lt;/ul&gt;'+</text:p>
      <text:p text:style-name="P2"><text:s text:c="29"/>'&lt;/label&gt;'</text:p>
      <text:p text:style-name="P2"><text:s text:c="26"/>);</text:p>
      <text:p text:style-name="P1"/>
      <text:p text:style-name="P1"/>
      <text:p text:style-name="P1">GraphLa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7:16:01.268000000</meta:creation-date>
    <dc:date>2019-02-22T17:20:35.605000000</dc:date>
    <meta:editing-duration>PT4M39S</meta:editing-duration>
    <meta:editing-cycles>1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19" meta:word-count="141" meta:character-count="2425" meta:non-whitespace-character-count="1833"/>
  </office:meta>
</office:document-meta>
</file>